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416b9c" officeooo:paragraph-rsid="001a43c6"/>
    </style:style>
    <style:style style:name="P2" style:family="paragraph" style:parent-style-name="Text_20_body">
      <style:paragraph-properties fo:text-align="justify" style:justify-single-word="false"/>
      <style:text-properties officeooo:rsid="0043d9cf" officeooo:paragraph-rsid="001b9506"/>
    </style:style>
    <style:style style:name="P3" style:family="paragraph" style:parent-style-name="Snippet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43d9cf" officeooo:paragraph-rsid="001b9506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T1" style:family="text">
      <style:text-properties officeooo:rsid="00429b42"/>
    </style:style>
    <style:style style:name="T2" style:family="text">
      <style:text-properties officeooo:rsid="004501ec"/>
    </style:style>
    <style:style style:name="T3" style:family="text">
      <style:text-properties officeooo:rsid="0045c26a"/>
    </style:style>
    <style:style style:name="T4" style:family="text">
      <style:text-properties officeooo:rsid="00466ed0"/>
    </style:style>
    <style:style style:name="T5" style:family="text">
      <style:text-properties officeooo:rsid="004d3bab"/>
    </style:style>
    <style:style style:name="T6" style:family="text">
      <style:text-properties officeooo:rsid="004da8de"/>
    </style:style>
    <style:style style:name="T7" style:family="text">
      <style:text-properties officeooo:rsid="004ef513"/>
    </style:style>
    <style:style style:name="T8" style:family="text">
      <style:text-properties officeooo:rsid="00534f85"/>
    </style:style>
    <style:style style:name="T9" style:family="text">
      <style:text-properties officeooo:rsid="00543faa"/>
    </style:style>
    <style:style style:name="T10" style:family="text">
      <style:text-properties officeooo:rsid="004f8be1"/>
    </style:style>
    <style:style style:name="T11" style:family="text">
      <style:text-properties officeooo:rsid="0052237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408080" loext:opacity="100%"/>
    </style:style>
    <style:style style:name="T14" style:family="text">
      <style:text-properties fo:color="#b00040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0000ff" loext:opacity="100%"/>
    </style:style>
    <style:style style:name="T17" style:family="text">
      <style:text-properties fo:color="#666666" loext:opacity="100%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d7" style:background-transparency="0%" draw:fill="solid" draw:fill-color="#ffffd7" draw:opacity="100%" fo:padding="0cm" fo:border="0.99pt solid #ffe994"/>
    </style:style>
    <style:style style:name="gr1" style:family="graphic">
      <style:graphic-properties draw:stroke="none" draw:stroke-dash="Ultrafine_20_Dotted_20__28_var_29_" svg:stroke-width="0cm" svg:stroke-color="#000000" draw:marker-start-width="0.353cm" draw:marker-end-width="0.353cm" draw:fill="none" draw:fill-color="#ffffff" draw:textarea-vertical-align="middle" fo:min-height="7.98cm" fo:padding-top="-0.491cm" fo:padding-bottom="-0.491cm" fo:padding-left="-0.491cm" fo:padding-right="-0.49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nippet"/>
      </text:sequence-decls>
      <text:p text:style-name="P1">Tutti i client al lancio ricercano una porta disponibile tra le porte utente (&gt;= 1024) da poter usare durante tutto il ciclo di vita del processo. In questo modo, il server può rispondere ad un client senza dover aspettare che il client lo abbia contattato nuovamente , <text:span text:style-name="T1">supponendo che il client abbia già contattato il server almeno una volta (</text:span><text:a xlink:type="simple" xlink:href="https://github.com/Torkin1/IIW_UDP_GBN/issues/60" text:style-name="Internet_20_link" text:visited-style-name="Visited_20_Internet_20_Link"><text:span text:style-name="T1">#60</text:span></text:a><text:span text:style-name="T1">). </text:span><text:span text:style-name="T2">Questo implica l’utilizzo di una socket unica per tutte le comunicazioni che un client compie con un server. Tale socket è resa globale rispetto al client per facilitarne l’accesso e la consistenza nelle varie </text:span><text:span text:style-name="T3">sue </text:span><text:span text:style-name="T2">parti </text:span><text:span text:style-name="T4">(singleton pattern).</text:span></text:p>
      <text:p text:style-name="P2">È <text:span text:style-name="T5">stato deciso che la libreria GBN </text:span><text:span text:style-name="T6">deleghi </text:span><text:span text:style-name="T5">l’invio dei dati </text:span><text:span text:style-name="T6">a un thread diverso dal chiamante dell’operazione di invio</text:span><text:span text:style-name="T7">. </text:span><text:span text:style-name="T8">In questo modo, p</text:span><text:span text:style-name="T7">er poter inviare pacchetti il thread mittente deve semplicemente aggiunger</text:span><text:span text:style-name="T9">li</text:span><text:span text:style-name="T7"> in coda, e può tornare a svolgere altro. Un altro thread penserà a inviare i pacchetti e ricevere gli ACKs. </text:span><text:span text:style-name="T10">La ricezione dei pacchetti si presenta invece come un’operazione sincrona. Questo perché spesso, quando ci si aspetta una comunicazione da qualcuno, è perché ci servono i dati contenuti in quella comunicazione per poter continuare a svolgere il </text:span><text:span text:style-name="T11">proprio </text:span><text:span text:style-name="T10">lavoro.</text:span></text:p>
      <text:p text:style-name="P2"/>
      <text:p text:style-name="P2"><draw:frame draw:style-name="fr1" draw:name="Cornice1" text:anchor-type="paragraph" svg:x="0cm" svg:y="-0.168cm" svg:width="17.235cm" draw:z-index="0"><draw:text-box fo:min-height="11.296cm"><text:p text:style-name="Snippet"><draw:frame text:anchor-type="paragraph" draw:z-index="1" draw:name="Forma1" draw:style-name="gr1" draw:text-style-name="P7" svg:width="15.853cm" svg:height="6.996cm" svg:x="0.654cm" svg:y="0cm"><draw:text-box><text:p text:style-name="P5"><text:span text:style-name="T13"><text:s text:c="2"/></text:span></text:p><text:p text:style-name="P5"><text:span text:style-name="T13"><text:s text:c="2"/></text:span><text:span text:style-name="T13">/**</text:span></text:p><text:p><text:span text:style-name="T13"><text:s text:c="4"/></text:span><text:span text:style-name="T13">Extracts command name from command line and retrieves the op code corresponding to extracted name if there is one, else returns an error</text:span></text:p><text:p><text:span text:style-name="T13"><text:s text:c="4"/></text:span><text:span text:style-name="T13">@return 0 on success, -1 if number of args is incorrect, or no command code is registered with given name</text:span></text:p><text:p><text:span text:style-name="T13">*/</text:span></text:p><text:p><text:span text:style-name="T14">int</text:span><text:span text:style-name="T15"> </text:span><text:span text:style-name="T16">parseCommandName</text:span><text:span text:style-name="T15">(</text:span><text:span text:style-name="T14">int</text:span><text:span text:style-name="T15"> argc, </text:span><text:span text:style-name="T14">char</text:span><text:span text:style-name="T15"> </text:span><text:span text:style-name="T17">*</text:span><text:span text:style-name="T15">argv[], DmProtocol_command </text:span><text:span text:style-name="T17">*</text:span><text:span text:style-name="T15">toInvoke);</text:span></text:p><text:p><text:span text:style-name="T15"/></text:p><text:p><text:span text:style-name="T13">/*</text:span></text:p><text:p><text:span text:style-name="T13"><text:s text:c="4"/></text:span><text:span text:style-name="T13">calls routine corresponding to given command code, if there is one.</text:span></text:p><text:p><text:span text:style-name="T13"><text:s text:c="4"/></text:span><text:span text:style-name="T13">Only implemented operations shall have a routine to be called.</text:span></text:p><text:p><text:span text:style-name="T13"><text:s text:c="4"/></text:span><text:span text:style-name="T13">@return 0 on success, -1 if no routine is registered to given command, or the command invoked failed</text:span></text:p><text:p><text:span text:style-name="T13">*/</text:span></text:p><text:p text:style-name="P6"><text:span text:style-name="T14">int</text:span><text:span text:style-name="T15"> </text:span><text:span text:style-name="T16">doCommand</text:span><text:span text:style-name="T15">(DmProtocol_command toInvoke, </text:span><text:span text:style-name="T14">char</text:span><text:span text:style-name="T15"> </text:span><text:span text:style-name="T17">*</text:span><text:span text:style-name="T15">toInvokeArgs[]);</text:span></text:p></draw:text-box></draw:frame></text:p><text:p text:style-name="P3">Snippet <text:sequence text:ref-name="refSnippet0" text:name="Snippet" text:formula="ooow:Snippet+1" style:num-format="1">1</text:sequence>: Funzionalità esposte dal controller del client. la funzione <text:span text:style-name="T12">parseCommandName</text:span> si occupa dell'estrazione dell'operazione dalla riga di comando, mentre <text:span text:style-name="T12">doCommand</text:span> esegue l'operazione passata come argomento. In questo modo, è possibile implementare un meccanismo di scelta che selezioni l'implementazione adeguata in base all'operazione desiderata, permettendo una grande flessibilità nell'aggiungere o rimuovere operazioni o implementazioni delle stes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nippet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0:04:16.038225118</meta:creation-date>
    <dc:date>2021-10-13T15:10:55.258210655</dc:date>
    <meta:editing-duration>PT2M43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1" meta:paragraph-count="3" meta:word-count="246" meta:character-count="1632" meta:non-whitespace-character-count="1389"/>
  </office:meta>
</office:document-meta>
</file>